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officeooo:paragraph-rsid="0014c5ee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size="12pt" style:text-underline-style="none" fo:font-weight="normal" officeooo:rsid="0014c5ee" officeooo:paragraph-rsid="0014c5ee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3pt" officeooo:paragraph-rsid="001846aa" style:font-size-asian="13pt" style:font-size-complex="13pt"/>
    </style:style>
    <style:style style:name="P12" style:family="paragraph" style:parent-style-name="Standard">
      <style:text-properties fo:font-size="13pt" officeooo:paragraph-rsid="0019e70a" style:font-size-asian="13pt" style:font-size-complex="13pt"/>
    </style:style>
    <style:style style:name="P13" style:family="paragraph" style:parent-style-name="Standard">
      <style:text-properties fo:font-size="13pt" officeooo:rsid="001d180d" officeooo:paragraph-rsid="001d180d" style:font-size-asian="13pt" style:font-size-complex="13pt"/>
    </style:style>
    <style:style style:name="P14" style:family="paragraph" style:parent-style-name="Standard">
      <style:text-properties officeooo:rsid="001b1e03" officeooo:paragraph-rsid="001b1e03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4c5ee" style:font-size-asian="12pt" style:font-weight-asian="normal" style:font-size-complex="12pt" style:font-weight-complex="normal"/>
    </style:style>
    <style:style style:name="T4" style:family="text">
      <style:text-properties officeooo:rsid="001846aa"/>
    </style:style>
    <style:style style:name="T5" style:family="text">
      <style:text-properties fo:font-size="14pt" fo:font-weight="normal" officeooo:rsid="001846aa" style:font-size-asian="14pt" style:font-weight-asian="normal" style:font-size-complex="14pt" style:font-weight-complex="normal"/>
    </style:style>
    <style:style style:name="T6" style:family="text">
      <style:text-properties fo:font-weight="normal" officeooo:rsid="001846aa" style:font-weight-asian="normal" style:font-weight-complex="normal"/>
    </style:style>
    <style:style style:name="T7" style:family="text">
      <style:text-properties officeooo:rsid="0019e70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TEURS</text:p>
      <text:p text:style-name="Standard"/>
      <text:p text:style-name="Standard">Gérer le planning (promo et cours déjà programmer) </text:p>
      <text:p text:style-name="Standard"/>
      <text:p text:style-name="Standard">Les CDP gèrent le planning des différentes promotions en définissant les demi-journées de présence. </text:p>
      <text:p text:style-name="Standard"/>
      <text:p text:style-name="Text_20_body">Un formateur ne peut intervenir que sur une seule formation.</text:p>
      <text:p text:style-name="Text_20_body">Plusieurs formateurs peuvent intervenir sur une même formation, mais pas nécessairement sur les mêmes demis-journées.</text:p>
      <text:p text:style-name="Text_20_body">Un apprenant ne peut suivre qu'une seule formation (et n'appartient donc qu'à une seule promotion).</text:p>
      <text:p text:style-name="Standard"/>
      <text:p text:style-name="Standard"><text:tab/><text:tab/><text:span text:style-name="T1">CDP</text:span></text:p>
      <text:p text:style-name="Standard"/>
      <text:list xml:id="list1468477559" text:style-name="L1">
        <text:list-item>
          <text:p text:style-name="P10">création planning</text:p>
        </text:list-item>
      </text:list>
      <text:p text:style-name="P9"/>
      <text:p text:style-name="P11"><text:span text:style-name="T6">1) regarder promotions</text:span></text:p>
      <text:p text:style-name="P11"><text:span text:style-name="T6">2) regarder les cours</text:span></text:p>
      <text:p text:style-name="P11"><text:span text:style-name="T6"/></text:p>
      <text:p text:style-name="P12"><text:span text:style-name="T6">2) </text:span>voir disponibilité <text:s/>formateur pour une promotion/<text:span text:style-name="T4">cours</text:span></text:p>
      <text:p text:style-name="P12"><text:span text:style-name="T7">3) </text:span>voir disponibilité formateurs par demi-journées</text:p>
      <text:p text:style-name="P12"><text:span text:style-name="T7">4) </text:span>voir disponibilité pour plusieurs formateurs sur une promotions et une demi-journées</text:p>
      <text:p text:style-name="P12"><text:span text:style-name="T7">5) </text:span><text:span text:style-name="T4">assigner formateur à une promotion</text:span></text:p>
      <text:p text:style-name="P12"><text:span text:style-name="T7">6) </text:span>création planning formateurs</text:p>
      <text:p text:style-name="P12"><text:span text:style-name="T7">7) </text:span><text:span text:style-name="T4">donner planning aux formateurs</text:span></text:p>
      <text:p text:style-name="P12"/>
      <text:p text:style-name="P12"><text:span text:style-name="T7">1) </text:span><text:span text:style-name="T4">formateurs reçoivent planning</text:span></text:p>
      <text:p text:style-name="P13">2) formateurs donnent accord pour le planning ?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21:50:45.19</meta:creation-date>
    <dc:date>2020-07-23T15:16:22.355637912</dc:date>
    <meta:editing-duration>PT1H43M32S</meta:editing-duration>
    <meta:editing-cycles>22</meta:editing-cycles>
    <meta:generator>LibreOffice/6.4.4.2$Linux_X86_64 LibreOffice_project/40$Build-2</meta:generator>
    <meta:document-statistic meta:table-count="0" meta:image-count="0" meta:object-count="0" meta:page-count="1" meta:paragraph-count="18" meta:word-count="126" meta:character-count="878" meta:non-whitespace-character-count="766"/>
  </office:meta>
</office:document-meta>
</file>